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a0c" officeooo:paragraph-rsid="0018e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practice onl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4.1.2$Linux_X86_64 LibreOffice_project/40$Build-2</meta:generator>
    <dc:date>2022-10-23T23:44:01.401784717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